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3453f3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36519f" officeooo:paragraph-rsid="0036519f"/>
    </style:style>
    <style:style style:name="P6" style:family="paragraph" style:parent-style-name="Standard">
      <style:paragraph-properties fo:text-align="start" style:justify-single-word="false"/>
      <style:text-properties officeooo:rsid="00306fd8" officeooo:paragraph-rsid="00306fd8"/>
    </style:style>
    <style:style style:name="P7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e7e36" officeooo:paragraph-rsid="002e7e3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06fd8" officeooo:paragraph-rsid="00306fd8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3263e5" officeooo:paragraph-rsid="00498fe1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3353e8" officeooo:paragraph-rsid="00498fe1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3453f3" officeooo:paragraph-rsid="00498fe1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457144" officeooo:paragraph-rsid="00457144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46e304" officeooo:paragraph-rsid="0046e304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4935e7" officeooo:paragraph-rsid="00498fe1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3bfa1e" officeooo:paragraph-rsid="00499dd1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3d8f73" officeooo:paragraph-rsid="00499dd1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f7996"/>
    </style:style>
    <style:style style:name="T4" style:family="text">
      <style:text-properties style:text-position="sub 58%" officeooo:rsid="002f7996"/>
    </style:style>
    <style:style style:name="T5" style:family="text">
      <style:text-properties officeooo:rsid="003353e8"/>
    </style:style>
    <style:style style:name="T6" style:family="text">
      <style:text-properties officeooo:rsid="0038c758"/>
    </style:style>
    <style:style style:name="T7" style:family="text">
      <style:text-properties officeooo:rsid="003d8f73"/>
    </style:style>
    <style:style style:name="T8" style:family="text">
      <style:text-properties officeooo:rsid="00400b60"/>
    </style:style>
    <style:style style:name="T9" style:family="text">
      <style:text-properties officeooo:rsid="0046e3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ost-Inventory </text:span><text:variable-set text:name="Assignment" office:value-type="float" office:value="2.2" style:data-style-name="N0">2.2</text:variable-set>: </text:p>
      <text:p text:style-name="P2"/>
      <text:list xml:id="list2037635104354106417" text:style-name="L1">
        <text:list-item>
          <text:p text:style-name="P8">Two cars both start from a stop and accelerate at the same <text:span text:style-name="T3">rate. <text:s/>Car A accelerates for 5 seconds, whereas car B accelerates for 20 seconds. <text:s/>What is the relationship of their final velocities, v</text:span><text:span text:style-name="T4">a</text:span><text:span text:style-name="T3"> and v</text:span><text:span text:style-name="T4">b</text:span><text:span text:style-name="T3">, respectively?</text:span></text:p>
        </text:list-item>
      </text:list>
      <text:section text:style-name="Sect1" text:name="Section1">
        <text:list xml:id="list115302327509108" text:continue-numbering="true" text:style-name="L1">
          <text:list-item>
            <text:list>
              <text:list-item>
                <text:p text:style-name="P9"><draw:frame draw:style-name="fr2" draw:name="Object5" text:anchor-type="as-char" svg:width="0.5866in" svg:height="0.4189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  </text:list-item>
              <text:list-item>
                <text:p text:style-name="P9"><draw:frame draw:style-name="fr2" draw:name="Object4" text:anchor-type="as-char" svg:width="0.572in" svg:height="0.418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</text:list-item>
              <text:list-item>
                <text:p text:style-name="P9"><draw:frame draw:style-name="fr2" draw:name="Object1" text:anchor-type="as-char" svg:width="0.539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p>
              </text:list-item>
            </text:list>
          </text:list-item>
        </text:list>
        <text:p text:style-name="P6"/>
        <text:list xml:id="list115302772369518" text:continue-numbering="true" text:style-name="L1">
          <text:list-item>
            <text:list>
              <text:list-item>
                <text:p text:style-name="P9"><draw:frame draw:style-name="fr2" draw:name="Object2" text:anchor-type="as-char" svg:width="0.6508in" svg:height="0.209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</text:list-item>
              <text:list-item>
                <text:p text:style-name="P9"><draw:frame draw:style-name="fr2" draw:name="Object3" text:anchor-type="as-char" svg:width="0.7264in" svg:height="0.2098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/text:list-item>
            </text:list>
          </text:list-item>
        </text:list>
      </text:section>
      <text:p text:style-name="P7"/>
      <text:list xml:id="list115303114782079" text:continue-numbering="true" text:style-name="L1">
        <text:list-item>
          <text:p text:style-name="P10">A penny is dropped off of a tall bridge. <text:s/>Exactly one second later, a nickel is dropped off the same bridge. <text:s/><text:span text:style-name="T5">Assuming air resistance is negligible, which of the following best describes the motion of the two coins?</text:span></text:p>
          <text:list>
            <text:list-item>
              <text:p text:style-name="P11">The distance between the two coins increases as the nickel falls behind. </text:p>
            </text:list-item>
            <text:list-item>
              <text:p text:style-name="P11">The distance between the two coins decreases as the nickel catches up to the penny, and possibly passes <text:span text:style-name="T6">the penny</text:span> if the height is great enough. </text:p>
            </text:list-item>
            <text:list-item>
              <text:p text:style-name="P11">The distance between the two coins remains exactly the same. <text:s/></text:p>
            </text:list-item>
            <text:list-item>
              <text:p text:style-name="P12">It cannot be determined without knowing the exact size and mass of the penny and the nickle. <text:s/></text:p>
            </text:list-item>
          </text:list>
        </text:list-item>
      </text:list>
      <text:p text:style-name="P4"/>
      <text:list xml:id="list115301924643230" text:continue-numbering="true" text:style-name="L1">
        <text:list-item>
          <text:p text:style-name="P13">If a<text:span text:style-name="T9">n</text:span> object <text:span text:style-name="T9">is at rest, which of the following MUST be true? (Mark all that apply)</text:span></text:p>
          <text:list>
            <text:list-item>
              <text:p text:style-name="P13">its velocity is zero.</text:p>
            </text:list-item>
            <text:list-item>
              <text:p text:style-name="P13">Its speed is zero.</text:p>
            </text:list-item>
            <text:list-item>
              <text:p text:style-name="P13">Its acceleration is zero.</text:p>
            </text:list-item>
            <text:list-item>
              <text:p text:style-name="P14">There are no forces acting on the object.</text:p>
            </text:list-item>
          </text:list>
        </text:list-item>
      </text:list>
      <text:p text:style-name="P5"/>
      <text:list xml:id="list115303196496810" text:continue-numbering="true" text:style-name="L1">
        <text:list-item>
          <text:p text:style-name="P15">An astronaut is on the moon. <text:s/>He holds a feather in one hand and a hammer in the other. <text:s/>He lets go of both objects at the same time. <text:s/>What happens?</text:p>
          <text:list>
            <text:list-item>
              <text:p text:style-name="P15">The hammer hits the surface of the moon first.</text:p>
            </text:list-item>
            <text:list-item>
              <text:p text:style-name="P15">The feather hits the surface of the moon first.</text:p>
            </text:list-item>
            <text:list-item>
              <text:p text:style-name="P15">Both objects hit the surface of the moon at the same time.</text:p>
            </text:list-item>
            <text:list-item>
              <text:p text:style-name="P15">Both objects float away.</text:p>
            </text:list-item>
          </text:list>
        </text:list-item>
      </text:list>
      <text:p text:style-name="P3"/>
      <text:list xml:id="list115303150872257" text:continue-numbering="true" text:style-name="L1">
        <text:list-item>
          <text:p text:style-name="P16"><text:span text:style-name="T7">Billy-Bob and Mary-Mae </text:span>are playing <text:span text:style-name="T7">f</text:span>risbee near a <text:span text:style-name="T8">small </text:span>cliff that has a branch sticking out of it exactly halfway down. <text:s/><text:span text:style-name="T7">The frisbee flies off the cliff and gets stuck on the branch. <text:s/>In an attempt to recover the frisbee, Billy-Bob stands at the top of the cliff and throws a rock downward at the frisbee. <text:s/>At the exact same time, Mary-Mae stands at the bottom of the cliff and throws a rock upward at the frisbee with the same initial speed. Which rock hits the frisbee first?</text:span></text:p>
          <text:list>
            <text:list-item>
              <text:p text:style-name="P17">The rock thrown upward.</text:p>
            </text:list-item>
            <text:list-item>
              <text:p text:style-name="P17">The rock thrown downward.</text:p>
            </text:list-item>
            <text:list-item>
              <text:p text:style-name="P17">Both rocks hit the frisbee at the same time.</text:p>
            </text:list-item>
            <text:list-item>
              <text:p text:style-name="P17">It cannot be determined without knowing the mass of each rock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6"><draw:image xlink:href="Pictures/10000201000000EF00000100086FBE9F.png" xlink:type="simple" xlink:show="embed" xlink:actuate="onLoad"/></draw:frame> <text:s text:c="20"/>Name:<text:tab/><text:tab/><text:date style:data-style-name="N37" text:date-value="2017-05-09T11:53:01.432586791" text:date-adjust="PT24H00M00S">05/10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ost-Inventory</text:span> <text:variable-get text:name="Assignment" style:data-style-name="N0">2.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1H51M52S</meta:editing-duration>
    <meta:editing-cycles>48</meta:editing-cycles>
    <meta:generator>LibreOffice/4.3.7.2$Linux_X86_64 LibreOffice_project/430$Build-2</meta:generator>
    <meta:initial-creator>Jonas Williamson</meta:initial-creator>
    <dc:date>2017-05-09T11:53:01.375171120</dc:date>
    <meta:document-statistic meta:table-count="0" meta:image-count="2" meta:object-count="5" meta:page-count="1" meta:paragraph-count="29" meta:word-count="397" meta:character-count="2124" meta:non-whitespace-character-count="1725"/>
  </office:meta>
</office:document-meta>
</file>

<file path=Object 1/content.xml><?xml version="1.0" encoding="utf-8"?>
<math xmlns="http://www.w3.org/1998/Math/MathML" display="block">
  <semantics>
    <mrow>
      <msub>
        <mi>v</mi>
        <mi>A</mi>
      </msub>
      <mo stretchy="false">=</mo>
      <msub>
        <mi>v</mi>
        <mi>B</mi>
      </msub>
    </mrow>
    <annotation encoding="StarMath 5.0">v sub A  = v sub B</annotation>
  </semantics>
</math>
</file>

<file path=Object 2/content.xml><?xml version="1.0" encoding="utf-8"?>
<math xmlns="http://www.w3.org/1998/Math/MathML" display="block">
  <semantics>
    <mrow>
      <mrow>
        <msub>
          <mi>v</mi>
          <mi>A</mi>
        </msub>
        <mo stretchy="false">=</mo>
        <mn>4</mn>
      </mrow>
      <msub>
        <mi>v</mi>
        <mi>B</mi>
      </msub>
    </mrow>
    <annotation encoding="StarMath 5.0">v sub A  = 4 v sub B</annotation>
  </semantics>
</math>
</file>

<file path=Object 3/content.xml><?xml version="1.0" encoding="utf-8"?>
<math xmlns="http://www.w3.org/1998/Math/MathML" display="block">
  <semantics>
    <mrow>
      <mrow>
        <msub>
          <mi>v</mi>
          <mi>A</mi>
        </msub>
        <mo stretchy="false">=</mo>
        <mn>16</mn>
      </mrow>
      <msub>
        <mi>v</mi>
        <mi>B</mi>
      </msub>
    </mrow>
    <annotation encoding="StarMath 5.0">v sub A  = 16 v sub B</annotation>
  </semantics>
</math>
</file>

<file path=Object 4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4</mn>
      </mfrac>
    </mrow>
    <annotation encoding="StarMath 5.0">v sub A  = v sub B over 4</annotation>
  </semantics>
</math>
</file>

<file path=Object 5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16</mn>
      </mfrac>
    </mrow>
    <annotation encoding="StarMath 5.0">v sub A  = v sub B over 16</annotation>
  </semantics>
</math>
</file>